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Info.setState( String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Portlet.doProcessAction( ActionRequest actionRequest , ActionResponse action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iceInfo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Inf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Info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ainerPortlet.getAttribute( ObjectName name , String attribu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BIContainerPortlet.fillViewRequest( Render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rviceInf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Info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